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206926169364234" calcext:value-type="float">
            <text:p>2.07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05174471912496" calcext:value-type="float">
            <text:p>0.00105174471912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379639689871204" calcext:value-type="float">
            <text:p>3.80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98658823639319" calcext:value-type="float">
            <text:p>0.00198658823639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530565433121814" calcext:value-type="float">
            <text:p>5.31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81824588154801" calcext:value-type="float">
            <text:p>0.0028182458815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662737535308732" calcext:value-type="float">
            <text:p>6.63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355873469486859" calcext:value-type="float">
            <text:p>0.00355873469486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786659370112958" calcext:value-type="float">
            <text:p>7.87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21861433395983" calcext:value-type="float">
            <text:p>0.0042186143339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894986051180757" calcext:value-type="float">
            <text:p>8.95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80709802864231" calcext:value-type="float">
            <text:p>0.00480709802864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table:style-name="ce1" office:value-type="float" office:value="0.0000989839632512726" calcext:value-type="float">
            <text:p>9.90E-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33230177111719" calcext:value-type="float">
            <text:p>0.00533230177111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107303335391071" calcext:value-type="float">
            <text:p>0.000107303335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0135974739013" calcext:value-type="float">
            <text:p>0.0058013597473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114612245612384" calcext:value-type="float">
            <text:p>0.0001146122456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22055054841962" calcext:value-type="float">
            <text:p>0.0062205505484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120147695659607" calcext:value-type="float">
            <text:p>0.000120147695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59538301262592" calcext:value-type="float">
            <text:p>0.00659538301262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125097477071206" calcext:value-type="float">
            <text:p>0.00012509747707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93076613298732" calcext:value-type="float">
            <text:p>0.00693076613298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148360155814224" calcext:value-type="float">
            <text:p>0.0014836015581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687730814084" calcext:value-type="float">
            <text:p>-0.02356877308140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164907597834062" calcext:value-type="float">
            <text:p>0.001649075978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5357177502095" calcext:value-type="float">
            <text:p>-0.0285357177502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182646746060747" calcext:value-type="float">
            <text:p>0.0018264674606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0727185154952" calcext:value-type="float">
            <text:p>-0.03072718515495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200440319725272" calcext:value-type="float">
            <text:p>0.00200440319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9216888783705" calcext:value-type="float">
            <text:p>-0.02992168887837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218250171459853" calcext:value-type="float">
            <text:p>0.0021825017145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5864770313843" calcext:value-type="float">
            <text:p>-0.02586477031384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243700110952961" calcext:value-type="float">
            <text:p>0.002437001109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774413584248" calcext:value-type="float">
            <text:p>-0.0197744135842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264616382435735" calcext:value-type="float">
            <text:p>0.0026461638243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425411139588" calcext:value-type="float">
            <text:p>-0.01554254111395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199825634518452" calcext:value-type="float">
            <text:p>0.0019982563451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574938508162" calcext:value-type="float">
            <text:p>-0.01425749385081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185598857841645" calcext:value-type="float">
            <text:p>0.0001855988578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0907964029" calcext:value-type="float">
            <text:p>-0.01309090796402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85207291934342" calcext:value-type="float">
            <text:p>-0.0028520729193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308786034614" calcext:value-type="float">
            <text:p>-0.01223087860346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68106926072307" calcext:value-type="float">
            <text:p>-0.0026810692607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047858452762" calcext:value-type="float">
            <text:p>-0.01040478584527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78347874406926" calcext:value-type="float">
            <text:p>-0.0027834787440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61039855600631" calcext:value-type="float">
            <text:p>-0.00961039855600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371577081047877" calcext:value-type="float">
            <text:p>-0.0037157708104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46946155994305" calcext:value-type="float">
            <text:p>-0.00846946155994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4189643119288" calcext:value-type="float">
            <text:p>-0.0024189643119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31639749501482" calcext:value-type="float">
            <text:p>-0.00631639749501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45594528596587" calcext:value-type="float">
            <text:p>-0.0024559452859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78208413639924" calcext:value-type="float">
            <text:p>-0.00678208413639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426475919765949" calcext:value-type="float">
            <text:p>-0.0042647591976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1456719397829" calcext:value-type="float">
            <text:p>-0.00941456719397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799597706835167" calcext:value-type="float">
            <text:p>-0.00799597706835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0970081883514" calcext:value-type="float">
            <text:p>-0.01409700818835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3852693789651" calcext:value-type="float">
            <text:p>-0.01385269378965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6810187696473" calcext:value-type="float">
            <text:p>-0.02068101876964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16985787772704" calcext:value-type="float">
            <text:p>-0.021698578777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1462789852806" calcext:value-type="float">
            <text:p>-0.02914627898528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311401781355965" calcext:value-type="float">
            <text:p>-0.0311401781355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93515900241947" calcext:value-type="float">
            <text:p>-0.03935159002419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422034696693691" calcext:value-type="float">
            <text:p>-0.0422034696693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019806670743" calcext:value-type="float">
            <text:p>-0.05101980667074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550083230966021" calcext:value-type="float">
            <text:p>-0.0550083230966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1126305483882" calcext:value-type="float">
            <text:p>-0.06411263054838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693534937827898" calcext:value-type="float">
            <text:p>-0.069353493782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8536051933322" calcext:value-type="float">
            <text:p>-0.07853605193332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851146548025571" calcext:value-type="float">
            <text:p>-0.0851146548025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41579742258351" calcext:value-type="float">
            <text:p>-0.09415797422583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02194290988299" calcext:value-type="float">
            <text:p>-0.1021942909882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0992820421331" calcext:value-type="float">
            <text:p>-0.11099282042133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20845988468796" calcext:value-type="float">
            <text:p>-0.1208459884687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8987237202878" calcext:value-type="float">
            <text:p>-0.12898723720287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4088635990564" calcext:value-type="float">
            <text:p>-0.140886359905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8316881910064" calcext:value-type="float">
            <text:p>-0.14831688191006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6267633946859" calcext:value-type="float">
            <text:p>-0.162676339468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9333709649613" calcext:value-type="float">
            <text:p>-0.16933370964961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862793075688" calcext:value-type="float">
            <text:p>-0.18627930756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92308309268312" calcext:value-type="float">
            <text:p>-0.19230830926831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211564590460222" calcext:value-type="float">
            <text:p>-0.2115645904602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6892171233953" calcext:value-type="float">
            <text:p>-0.21689217123395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238640887208432" calcext:value-type="float">
            <text:p>-0.2386408872084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43205756824779" calcext:value-type="float">
            <text:p>-0.24320575682477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251561493658701" calcext:value-type="float">
            <text:p>-0.2515614936587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33975912253413" calcext:value-type="float">
            <text:p>-0.23397591225341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249826930984579" calcext:value-type="float">
            <text:p>-0.2498269309845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19863087258153" calcext:value-type="float">
            <text:p>-0.21986308725815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23868447703198" calcext:value-type="float">
            <text:p>-0.238684477031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204358013321872" calcext:value-type="float">
            <text:p>-0.20435801332187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217347785751326" calcext:value-type="float">
            <text:p>-0.2173477857513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86220823450455" calcext:value-type="float">
            <text:p>-0.18622082345045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96141912207046" calcext:value-type="float">
            <text:p>-0.1961419122070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6977448106361" calcext:value-type="float">
            <text:p>-0.1697744810636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75041930176086" calcext:value-type="float">
            <text:p>-0.175041930176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54449242456526" calcext:value-type="float">
            <text:p>-0.15444924245652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53974582665786" calcext:value-type="float">
            <text:p>-0.1539745826657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40275240549466" calcext:value-type="float">
            <text:p>-0.14027524054946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32943302510586" calcext:value-type="float">
            <text:p>-0.1329433025105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27143934601645" calcext:value-type="float">
            <text:p>-0.12714393460164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111779220543739" calcext:value-type="float">
            <text:p>-0.11177922054373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1492479633974" calcext:value-type="float">
            <text:p>-0.1149247963397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904317667520636" calcext:value-type="float">
            <text:p>-0.09043176675206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3316095188193" calcext:value-type="float">
            <text:p>-0.10331609518819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688629809133383" calcext:value-type="float">
            <text:p>-0.0688629809133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018960361701" calcext:value-type="float">
            <text:p>-0.09201896036170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470484354370952" calcext:value-type="float">
            <text:p>-0.0470484354370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07784118089608" calcext:value-type="float">
            <text:p>-0.08077841180896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49734112899064" calcext:value-type="float">
            <text:p>-0.0249734112899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93897266463196" calcext:value-type="float">
            <text:p>-0.0693897266463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62884879815764" calcext:value-type="float">
            <text:p>-0.0026288487981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6907397699939" calcext:value-type="float">
            <text:p>-0.05769073976999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99950024863182" calcext:value-type="float">
            <text:p>0.019995002486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55509865205376" calcext:value-type="float">
            <text:p>-0.04555098652053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43465831439946" calcext:value-type="float">
            <text:p>0.0243465831439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5932835927831" calcext:value-type="float">
            <text:p>-0.04859328359278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09342636585782" calcext:value-type="float">
            <text:p>0.0309342636585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6132205198637" calcext:value-type="float">
            <text:p>-0.05161322051986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72449089729443" calcext:value-type="float">
            <text:p>0.0372449089729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53430337541381" calcext:value-type="float">
            <text:p>-0.05534303375413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3847926347492" calcext:value-type="float">
            <text:p>0.0438479263474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93240545321754" calcext:value-type="float">
            <text:p>-0.05932405453217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506634714520828" calcext:value-type="float">
            <text:p>0.0506634714520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35836205199519" calcext:value-type="float">
            <text:p>-0.06358362051995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577532443711468" calcext:value-type="float">
            <text:p>0.0577532443711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80793620683018" calcext:value-type="float">
            <text:p>-0.06807936206830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650645651342183" calcext:value-type="float">
            <text:p>0.0650645651342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9347238842688" calcext:value-type="float">
            <text:p>-0.07293472388426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726864021332496" calcext:value-type="float">
            <text:p>0.072686402133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7952917586901" calcext:value-type="float">
            <text:p>-0.07795291758690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806136549981056" calcext:value-type="float">
            <text:p>0.08061365499810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31426349131699" calcext:value-type="float">
            <text:p>-0.0831426349131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888188177470353" calcext:value-type="float">
            <text:p>0.0888188177470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84680883832774" calcext:value-type="float">
            <text:p>-0.08846808838327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972912334882273" calcext:value-type="float">
            <text:p>0.0972912334882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39010145744373" calcext:value-type="float">
            <text:p>-0.09390101457443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105275324439491" calcext:value-type="float">
            <text:p>0.1052753244394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88924303416543" calcext:value-type="float">
            <text:p>-0.09889243034165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114438507581325" calcext:value-type="float">
            <text:p>0.1144385075813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2329582000275" calcext:value-type="float">
            <text:p>-0.10232958200027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123706381360144" calcext:value-type="float">
            <text:p>0.1237063813601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5982274129625" calcext:value-type="float">
            <text:p>-0.10598227412962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112706218332683" calcext:value-type="float">
            <text:p>0.1127062183326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65768892066708" calcext:value-type="float">
            <text:p>-0.09657688920667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978273840869247" calcext:value-type="float">
            <text:p>0.09782738408692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39663096567586" calcext:value-type="float">
            <text:p>-0.08396630965675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709562676317035" calcext:value-type="float">
            <text:p>0.0709562676317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5304110945059" calcext:value-type="float">
            <text:p>-0.06653041109450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68391496467885" calcext:value-type="float">
            <text:p>0.0368391496467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6541948643686" calcext:value-type="float">
            <text:p>-0.04654194864368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29451392098893" calcext:value-type="float">
            <text:p>0.0029451392098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2072350795805" calcext:value-type="float">
            <text:p>-0.02820723507958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304510642424744" calcext:value-type="float">
            <text:p>-0.0304510642424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8183641668406" calcext:value-type="float">
            <text:p>-0.01181836416684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76980910595644" calcext:value-type="float">
            <text:p>-0.02769809105956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945156447833215" calcext:value-type="float">
            <text:p>-0.00945156447833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46077643084764" calcext:value-type="float">
            <text:p>-0.0246077643084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540623226596" calcext:value-type="float">
            <text:p>-0.0114540623226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1487714869804" calcext:value-type="float">
            <text:p>-0.0214877148698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9881334380475" calcext:value-type="float">
            <text:p>-0.0139881334380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83710855716933" calcext:value-type="float">
            <text:p>-0.0183710855716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4733821248313" calcext:value-type="float">
            <text:p>-0.01647338212483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87814568750074" calcext:value-type="float">
            <text:p>-0.0187814568750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6782455146528" calcext:value-type="float">
            <text:p>-0.01967824551465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27751050534025" calcext:value-type="float">
            <text:p>-0.0227751050534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2720383500492" calcext:value-type="float">
            <text:p>-0.02327203835004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73536014677763" calcext:value-type="float">
            <text:p>-0.0273536014677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6827727491039" calcext:value-type="float">
            <text:p>-0.02768277274910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323658221696766" calcext:value-type="float">
            <text:p>-0.0323658221696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482453723302" calcext:value-type="float">
            <text:p>-0.0327482453723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378848910208749" calcext:value-type="float">
            <text:p>-0.0378848910208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83862914831565" calcext:value-type="float">
            <text:p>-0.03838629148315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438869667919817" calcext:value-type="float">
            <text:p>-0.0438869667919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5778817219889" calcext:value-type="float">
            <text:p>-0.04457788172198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503702147594444" calcext:value-type="float">
            <text:p>-0.0503702147594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12393831734561" calcext:value-type="float">
            <text:p>-0.05123938317345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572313610937811" calcext:value-type="float">
            <text:p>-0.05723136109378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84468524839582" calcext:value-type="float">
            <text:p>-0.05844685248395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644487662449976" calcext:value-type="float">
            <text:p>-0.0644487662449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61642659185951" calcext:value-type="float">
            <text:p>-0.06616426591859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71954517726183" calcext:value-type="float">
            <text:p>-0.0719545177261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43911850870307" calcext:value-type="float">
            <text:p>-0.07439118508703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798399810266568" calcext:value-type="float">
            <text:p>-0.0798399810266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29154387153631" calcext:value-type="float">
            <text:p>-0.08291543871536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863043189964201" calcext:value-type="float">
            <text:p>-0.086304318996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90508720489381" calcext:value-type="float">
            <text:p>-0.08905087204893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924814698910011" calcext:value-type="float">
            <text:p>-0.09248146989100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54615628493452" calcext:value-type="float">
            <text:p>-0.09546156284934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994109670233596" calcext:value-type="float">
            <text:p>-0.099410967023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102254516068044" calcext:value-type="float">
            <text:p>-0.10225451606804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924933189985159" calcext:value-type="float">
            <text:p>-0.0924933189985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926499485855558" calcext:value-type="float">
            <text:p>-0.09264994858555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854789115262342" calcext:value-type="float">
            <text:p>-0.0854789115262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841763865091522" calcext:value-type="float">
            <text:p>-0.08417638650915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783449391014685" calcext:value-type="float">
            <text:p>-0.078344939101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72149028420733" calcext:value-type="float">
            <text:p>-0.07721490284207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698308483940261" calcext:value-type="float">
            <text:p>-0.06983084839402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21149741340893" calcext:value-type="float">
            <text:p>-0.07211497413408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585185816148487" calcext:value-type="float">
            <text:p>-0.0585185816148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70149197208252" calcext:value-type="float">
            <text:p>-0.06701491972082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455269274855137" calcext:value-type="float">
            <text:p>-0.0455269274855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12515909830389" calcext:value-type="float">
            <text:p>-0.06125159098303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304549843384884" calcext:value-type="float">
            <text:p>-0.0304549843384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43194934623983" calcext:value-type="float">
            <text:p>-0.05431949346239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31229794519035" calcext:value-type="float">
            <text:p>-0.0131229794519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5898009643855" calcext:value-type="float">
            <text:p>-0.04589800964385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660458906679488" calcext:value-type="float">
            <text:p>0.006604589066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763404678584" calcext:value-type="float">
            <text:p>-0.03576340467858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89149908550201" calcext:value-type="float">
            <text:p>0.028914990855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670902965659" calcext:value-type="float">
            <text:p>-0.02367090296565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06634655242744" calcext:value-type="float">
            <text:p>0.0306634655242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70473226683651" calcext:value-type="float">
            <text:p>-0.02704732266836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34302828667219" calcext:value-type="float">
            <text:p>0.0334302828667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90787411928865" calcext:value-type="float">
            <text:p>-0.02907874119288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67541230028859" calcext:value-type="float">
            <text:p>0.0367541230028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0892431285501" calcext:value-type="float">
            <text:p>-0.0320892431285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10034508973796" calcext:value-type="float">
            <text:p>0.041003450897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951566241372" calcext:value-type="float">
            <text:p>-0.03595156624137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54259265731932" calcext:value-type="float">
            <text:p>0.0454259265731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00213989249615" calcext:value-type="float">
            <text:p>-0.04002139892496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500467468072529" calcext:value-type="float">
            <text:p>0.0500467468072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42191254550659" calcext:value-type="float">
            <text:p>-0.04421912545506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548057174035675" calcext:value-type="float">
            <text:p>0.0548057174035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48665100078704" calcext:value-type="float">
            <text:p>-0.04866510007870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597276385432825" calcext:value-type="float">
            <text:p>0.05972763854328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32233444404404" calcext:value-type="float">
            <text:p>-0.05322334444044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647989035977204" calcext:value-type="float">
            <text:p>0.064798903597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78817888124815" calcext:value-type="float">
            <text:p>-0.05788178881248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700174602793239" calcext:value-type="float">
            <text:p>0.0700174602793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26357434660907" calcext:value-type="float">
            <text:p>-0.06263574346609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749646533338686" calcext:value-type="float">
            <text:p>0.0749646533338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71390730941608" calcext:value-type="float">
            <text:p>-0.06713907309416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804924870491463" calcext:value-type="float">
            <text:p>0.0804924870491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91176063840683" calcext:value-type="float">
            <text:p>-0.06911760638406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861563384883416" calcext:value-type="float">
            <text:p>0.0861563384883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11784385325855" calcext:value-type="float">
            <text:p>-0.07117843853258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918932155549785" calcext:value-type="float">
            <text:p>0.09189321555497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32463248122802" calcext:value-type="float">
            <text:p>-0.0732463248122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985577832038782" calcext:value-type="float">
            <text:p>0.09855778320387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762618266871429" calcext:value-type="float">
            <text:p>-0.07626182668714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883518379194915" calcext:value-type="float">
            <text:p>0.0883518379194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647296497226794" calcext:value-type="float">
            <text:p>-0.06472964972267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741500177784837" calcext:value-type="float">
            <text:p>0.0741500177784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508740541465744" calcext:value-type="float">
            <text:p>-0.05087405414657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93219686455897" calcext:value-type="float">
            <text:p>0.049321968645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40600358784886" calcext:value-type="float">
            <text:p>-0.03406003587848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4215092175172" calcext:value-type="float">
            <text:p>0.0214215092175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7085086856307" calcext:value-type="float">
            <text:p>-0.01670850868563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625073143276823" calcext:value-type="float">
            <text:p>-0.0062507314327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104043038232397" calcext:value-type="float">
            <text:p>-0.00104043038232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612723196392679" calcext:value-type="float">
            <text:p>-0.0061272319639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74737310735664" calcext:value-type="float">
            <text:p>0.00174737310735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537016173915012" calcext:value-type="float">
            <text:p>-0.00537016173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23421695642802" calcext:value-type="float">
            <text:p>0.00423421695642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458419363019407" calcext:value-type="float">
            <text:p>-0.0045841936301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19381170492018" calcext:value-type="float">
            <text:p>0.0061938117049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0987050840941445" calcext:value-type="float">
            <text:p>-0.0009870508409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4103724717296" calcext:value-type="float">
            <text:p>0.00734103724717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458372972060255" calcext:value-type="float">
            <text:p>0.0045837297206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4335731467999" calcext:value-type="float">
            <text:p>0.0076433573146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518758192617646" calcext:value-type="float">
            <text:p>0.0051875819261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73842822772887" calcext:value-type="float">
            <text:p>0.00573842822772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353960698595369" calcext:value-type="float">
            <text:p>0.0035396069859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11112964993592" calcext:value-type="float">
            <text:p>0.00411112964993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187853538572048" calcext:value-type="float">
            <text:p>0.0018785353857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16570914820478" calcext:value-type="float">
            <text:p>0.00216570914820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16031568661394" calcext:value-type="float">
            <text:p>0.0001603156866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table:style-name="ce1" office:value-type="float" office:value="-0.00000777973293903866" calcext:value-type="float">
            <text:p>-7.78E-0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167915779807548" calcext:value-type="float">
            <text:p>-0.001679157798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243914978352545" calcext:value-type="float">
            <text:p>-0.00243914978352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367527086332206" calcext:value-type="float">
            <text:p>-0.00367527086332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505278704358917" calcext:value-type="float">
            <text:p>-0.00505278704358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583965827553414" calcext:value-type="float">
            <text:p>-0.00583965827553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776700941958619" calcext:value-type="float">
            <text:p>-0.00776700941958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805631102122874" calcext:value-type="float">
            <text:p>-0.0080563110212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5784785702021" calcext:value-type="float">
            <text:p>-0.01057847857020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0267591558774" calcext:value-type="float">
            <text:p>-0.0102675915587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320965572289" calcext:value-type="float">
            <text:p>-0.01343209655722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0266789471276" calcext:value-type="float">
            <text:p>-0.01026678947127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4007170502572" calcext:value-type="float">
            <text:p>-0.01340071705025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994890357261471" calcext:value-type="float">
            <text:p>-0.0099489035726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0919382712568" calcext:value-type="float">
            <text:p>-0.01309193827125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0328256056459" calcext:value-type="float">
            <text:p>-0.01032825605645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9143043996297" calcext:value-type="float">
            <text:p>-0.0129143043996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05761008535311" calcext:value-type="float">
            <text:p>-0.0105761008535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122122338216" calcext:value-type="float">
            <text:p>-0.01311221223382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10950465812135" calcext:value-type="float">
            <text:p>-0.0110950465812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892627208354" calcext:value-type="float">
            <text:p>-0.01389262720835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1683790222685" calcext:value-type="float">
            <text:p>-0.0116837902226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652523356613" calcext:value-type="float">
            <text:p>-0.01465252335661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20379164158974" calcext:value-type="float">
            <text:p>-0.012037916415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4818865701424" calcext:value-type="float">
            <text:p>-0.01548188657014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561129704653165" calcext:value-type="float">
            <text:p>0.0005611297046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0446623293904313" calcext:value-type="float">
            <text:p>-0.00044662329390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0825183348740306" calcext:value-type="float">
            <text:p>-0.000825183348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247050550844424" calcext:value-type="float">
            <text:p>0.00247050550844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258748307968587" calcext:value-type="float">
            <text:p>-0.0025874830796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499849089963407" calcext:value-type="float">
            <text:p>0.00499849089963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418046721035312" calcext:value-type="float">
            <text:p>-0.0041804672103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47583312537414" calcext:value-type="float">
            <text:p>0.00647583312537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692499962834927" calcext:value-type="float">
            <text:p>-0.0069249996283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0112823760825" calcext:value-type="float">
            <text:p>0.00770112823760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0904956193881867" calcext:value-type="float">
            <text:p>-0.00904956193881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93815298190307" calcext:value-type="float">
            <text:p>0.00893815298190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0465115034293" calcext:value-type="float">
            <text:p>-0.0104651150342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54188605267634" calcext:value-type="float">
            <text:p>0.00954188605267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16756245516839" calcext:value-type="float">
            <text:p>-0.0116756245516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78708700395251" calcext:value-type="float">
            <text:p>0.00978708700395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25114271724314" calcext:value-type="float">
            <text:p>-0.0125114271724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5018966226746" calcext:value-type="float">
            <text:p>0.00985018966226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31722554090402" calcext:value-type="float">
            <text:p>-0.0131722554090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68805294967982" calcext:value-type="float">
            <text:p>0.0096880529496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38854497143849" calcext:value-type="float">
            <text:p>-0.01388544971438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44043617390257" calcext:value-type="float">
            <text:p>0.00944043617390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45742119737135" calcext:value-type="float">
            <text:p>-0.01457421197371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12317163930804" calcext:value-type="float">
            <text:p>0.00912317163930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52544919835299" calcext:value-type="float">
            <text:p>-0.0152544919835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75047901905887" calcext:value-type="float">
            <text:p>0.00875047901905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59802641725871" calcext:value-type="float">
            <text:p>-0.0159802641725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34482144281286" calcext:value-type="float">
            <text:p>0.00834482144281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67980018989767" calcext:value-type="float">
            <text:p>-0.016798001898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94854659277623" calcext:value-type="float">
            <text:p>0.00794854659277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77484629120065" calcext:value-type="float">
            <text:p>-0.0177484629120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0259994265845" calcext:value-type="float">
            <text:p>0.00760259994265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93438972112679" calcext:value-type="float">
            <text:p>-0.0193438972112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7211882333459" calcext:value-type="float">
            <text:p>0.00772118823334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03488913251676" calcext:value-type="float">
            <text:p>-0.02034889132516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8136172593986" calcext:value-type="float">
            <text:p>0.01081361725939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16361234301749" calcext:value-type="float">
            <text:p>-0.0216361234301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4871165005711" calcext:value-type="float">
            <text:p>0.01348711650057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33271794532357" calcext:value-type="float">
            <text:p>-0.02332717945323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68742167349989" calcext:value-type="float">
            <text:p>0.01687421673499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41947486262321" calcext:value-type="float">
            <text:p>-0.0241947486262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94561306646815" calcext:value-type="float">
            <text:p>0.01945613066468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249833611769384" calcext:value-type="float">
            <text:p>-0.0249833611769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4050203121789" calcext:value-type="float">
            <text:p>0.02140502031217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-0.0115151390852212" calcext:value-type="float">
            <text:p>-0.01151513908522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841762197006" calcext:value-type="float">
            <text:p>0.01278417621970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546491106213029" calcext:value-type="float">
            <text:p>0.005464911062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47134100089916" calcext:value-type="float">
            <text:p>0.00147134100089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804330357341" calcext:value-type="float">
            <text:p>0.008043303573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08470725551999" calcext:value-type="float">
            <text:p>0.0050847072555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88674250929117" calcext:value-type="float">
            <text:p>0.0088674250929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8574159169818" calcext:value-type="float">
            <text:p>0.00768574159169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00991831089695" calcext:value-type="float">
            <text:p>0.0100991831089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70169626327908" calcext:value-type="float">
            <text:p>0.00870169626327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14374467010616" calcext:value-type="float">
            <text:p>0.0114374467010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49286508921991" calcext:value-type="float">
            <text:p>0.0084928650892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35482566865547" calcext:value-type="float">
            <text:p>0.0135482566865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61741515967465" calcext:value-type="float">
            <text:p>0.00761741515967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55282276901368" calcext:value-type="float">
            <text:p>0.0155282276901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13212625350795" calcext:value-type="float">
            <text:p>0.00713212625350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73438725721073" calcext:value-type="float">
            <text:p>0.0173438725721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732671161230088" calcext:value-type="float">
            <text:p>0.00732671161230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89479321662164" calcext:value-type="float">
            <text:p>0.0189479321662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7420488266131" calcext:value-type="float">
            <text:p>0.00827420488266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03197948001018" calcext:value-type="float">
            <text:p>0.0203197948001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97088098867529" calcext:value-type="float">
            <text:p>0.00997088098867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4850710289596" calcext:value-type="float">
            <text:p>0.021485071028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3180128308584" calcext:value-type="float">
            <text:p>0.01231801283085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459898458674" calcext:value-type="float">
            <text:p>0.02145989845867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4533460234797" calcext:value-type="float">
            <text:p>0.013453346023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06910976940935" calcext:value-type="float">
            <text:p>0.02069109769409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2607747405163" calcext:value-type="float">
            <text:p>0.01326077474051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09035948723316" calcext:value-type="float">
            <text:p>0.0209035948723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526212419477" calcext:value-type="float">
            <text:p>0.0131526212419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2803780389233" calcext:value-type="float">
            <text:p>0.021280378038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469387386001" calcext:value-type="float">
            <text:p>0.013146938738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6382825600798" calcext:value-type="float">
            <text:p>0.021638282560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1941205053706" calcext:value-type="float">
            <text:p>0.01319412050537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21488959417349" calcext:value-type="float">
            <text:p>0.0221488959417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2639064385209" calcext:value-type="float">
            <text:p>0.01326390643852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64221077606565" calcext:value-type="float">
            <text:p>0.0264221077606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74082067849385" calcext:value-type="float">
            <text:p>0.01740820678493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06989100674313" calcext:value-type="float">
            <text:p>0.0306989100674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8279945169721" calcext:value-type="float">
            <text:p>0.02182799451697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44284470870824" calcext:value-type="float">
            <text:p>0.03442844708708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9570706091086" calcext:value-type="float">
            <text:p>0.02595707060910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78746380983067" calcext:value-type="float">
            <text:p>0.0378746380983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94848897731761" calcext:value-type="float">
            <text:p>0.02948488977317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10078228504196" calcext:value-type="float">
            <text:p>0.0410078228504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23841436619634" calcext:value-type="float">
            <text:p>0.03238414366196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41080693540659" calcext:value-type="float">
            <text:p>0.04410806935406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0899584733341" calcext:value-type="float">
            <text:p>0.03508995847333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33025326178305" calcext:value-type="float">
            <text:p>0.03330253261783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9397302426326" calcext:value-type="float">
            <text:p>0.02293973024263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4096020313271" calcext:value-type="float">
            <text:p>0.02140960203132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01441584633283" calcext:value-type="float">
            <text:p>0.01014415846332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03728120550544" calcext:value-type="float">
            <text:p>0.01037281205505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410515452660663" calcext:value-type="float">
            <text:p>-0.00410515452660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0128192342232" calcext:value-type="float">
            <text:p>0.0101281923422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11906190003177" calcext:value-type="float">
            <text:p>-0.00611906190003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28337076411616" calcext:value-type="float">
            <text:p>0.0128337076411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85617070471546" calcext:value-type="float">
            <text:p>-0.00856170704715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56460073212988" calcext:value-type="float">
            <text:p>0.0156460073212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1201813604612" calcext:value-type="float">
            <text:p>-0.01012018136046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8480447782463" calcext:value-type="float">
            <text:p>0.0148480447782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510734223215" calcext:value-type="float">
            <text:p>-0.01045107342232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2126745697934" calcext:value-type="float">
            <text:p>0.01421267456979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3347658946969" calcext:value-type="float">
            <text:p>-0.01033476589469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38612099490863" calcext:value-type="float">
            <text:p>0.01386120994908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483071493668" calcext:value-type="float">
            <text:p>-0.01048307149366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36791396939154" calcext:value-type="float">
            <text:p>0.0136791396939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08745672461672" calcext:value-type="float">
            <text:p>-0.01087456724616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36767510289877" calcext:value-type="float">
            <text:p>0.01367675102898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4775150729871" calcext:value-type="float">
            <text:p>-0.01147751507298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37892476274993" calcext:value-type="float">
            <text:p>0.0137892476274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3190140323942" calcext:value-type="float">
            <text:p>-0.01231901403239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045597455435" calcext:value-type="float">
            <text:p>0.0140455974554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2304107355834" calcext:value-type="float">
            <text:p>-0.01323041073558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3508044949449" calcext:value-type="float">
            <text:p>0.0143508044949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2966521468595" calcext:value-type="float">
            <text:p>-0.0142966521468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6570492347562" calcext:value-type="float">
            <text:p>0.01465704923475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5091330554299" calcext:value-type="float">
            <text:p>-0.0155091330554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9516015260128" calcext:value-type="float">
            <text:p>0.01495160152601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167755367216" calcext:value-type="float">
            <text:p>-0.01681677553672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51240530325069" calcext:value-type="float">
            <text:p>0.015124053032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2763351872473" calcext:value-type="float">
            <text:p>-0.01827633518724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3412453950746" calcext:value-type="float">
            <text:p>0.0143412453950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89254643139484" calcext:value-type="float">
            <text:p>-0.0189254643139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7817085194374" calcext:value-type="float">
            <text:p>0.01478170851943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830617868027" calcext:value-type="float">
            <text:p>-0.01683061786802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9316197490887" calcext:value-type="float">
            <text:p>0.01493161974908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2709616214338" calcext:value-type="float">
            <text:p>-0.01527096162143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5035938537399" calcext:value-type="float">
            <text:p>0.01503593853739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31082034201568" calcext:value-type="float">
            <text:p>-0.01310820342015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59334479947449" calcext:value-type="float">
            <text:p>0.01593344799474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2990465506008" calcext:value-type="float">
            <text:p>-0.01229904655060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72439739402835" calcext:value-type="float">
            <text:p>0.0172439739402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9804541218222" calcext:value-type="float">
            <text:p>-0.01198045412182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86358942388322" calcext:value-type="float">
            <text:p>0.0186358942388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17189845845438" calcext:value-type="float">
            <text:p>-0.01171898458454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0600912647469316" calcext:value-type="float">
            <text:p>0.00060091264746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630419695075266" calcext:value-type="float">
            <text:p>0.00630419695075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602325443382363" calcext:value-type="float">
            <text:p>0.00602325443382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1607794595976" calcext:value-type="float">
            <text:p>0.01160779459597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87871006306294" calcext:value-type="float">
            <text:p>0.0087871006306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7449967945285" calcext:value-type="float">
            <text:p>0.01374499679452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12998569011026" calcext:value-type="float">
            <text:p>0.0112998569011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51502471896483" calcext:value-type="float">
            <text:p>0.01515024718964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40279192394486" calcext:value-type="float">
            <text:p>0.01402791923944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9887375826647" calcext:value-type="float">
            <text:p>0.01498873758266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68492953950199" calcext:value-type="float">
            <text:p>0.016849295395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39042346955645" calcext:value-type="float">
            <text:p>0.01390423469556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04348746334292" calcext:value-type="float">
            <text:p>0.0204348746334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7296387156166" calcext:value-type="float">
            <text:p>0.01272963871561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3941800421015" calcext:value-type="float">
            <text:p>0.0239418004210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1726521160026" calcext:value-type="float">
            <text:p>0.01217265211600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72912964437164" calcext:value-type="float">
            <text:p>0.02729129644371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3614913757763" calcext:value-type="float">
            <text:p>0.01236149137577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79887533463016" calcext:value-type="float">
            <text:p>0.02798875334630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49085355859069" calcext:value-type="float">
            <text:p>0.014908535585907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57112973662746" calcext:value-type="float">
            <text:p>0.0257112973662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09031689312837" calcext:value-type="float">
            <text:p>0.02090316893128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61865107305568" calcext:value-type="float">
            <text:p>0.02618651073055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6322271219833" calcext:value-type="float">
            <text:p>0.02163222712198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67593238348466" calcext:value-type="float">
            <text:p>0.02675932383484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9392196842625" calcext:value-type="float">
            <text:p>0.02193921968426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78751174855317" calcext:value-type="float">
            <text:p>0.02787511748553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25557418158799" calcext:value-type="float">
            <text:p>0.0225557418158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90874996045982" calcext:value-type="float">
            <text:p>0.02908749960459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1826828470093" calcext:value-type="float">
            <text:p>0.02318268284700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03551149725074" calcext:value-type="float">
            <text:p>0.03035511497250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38185161374579" calcext:value-type="float">
            <text:p>0.02381851613745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17345112825383" calcext:value-type="float">
            <text:p>0.03173451128253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46046925437504" calcext:value-type="float">
            <text:p>0.02460469254375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33493931542618" calcext:value-type="float">
            <text:p>0.03334939315426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55693161700203" calcext:value-type="float">
            <text:p>0.0255693161700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8656546074687" calcext:value-type="float">
            <text:p>0.0386565460746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03304212614156" calcext:value-type="float">
            <text:p>0.03033042126141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41717447359229" calcext:value-type="float">
            <text:p>0.04417174473592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53422514775745" calcext:value-type="float">
            <text:p>0.03534225147757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83418730010114" calcext:value-type="float">
            <text:p>0.0483418730010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00351092823182" calcext:value-type="float">
            <text:p>0.04003510928231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524795263206455" calcext:value-type="float">
            <text:p>0.05247952632064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438985391385988" calcext:value-type="float">
            <text:p>0.04389853913859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25265948795916" calcext:value-type="float">
            <text:p>0.04252659487959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332183051324127" calcext:value-type="float">
            <text:p>0.03321830513241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14702656260442" calcext:value-type="float">
            <text:p>0.0314702656260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215099128020677" calcext:value-type="float">
            <text:p>0.02150991280206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13027133272292" calcext:value-type="float">
            <text:p>0.021302713327229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823526894535861" calcext:value-type="float">
            <text:p>0.00823526894535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23708173826435" calcext:value-type="float">
            <text:p>0.01237081738264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0646036498435468" calcext:value-type="float">
            <text:p>-0.00646036498435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335663206401586" calcext:value-type="float">
            <text:p>0.0033566320640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1165950286309" calcext:value-type="float">
            <text:p>-0.02111659502863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0795605443675832" calcext:value-type="float">
            <text:p>0.00795605443675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02433527826804" calcext:value-type="float">
            <text:p>-0.0202433527826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29310897384047" calcext:value-type="float">
            <text:p>0.01293108973840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1002452218693" calcext:value-type="float">
            <text:p>-0.01910024522186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02691477915117" calcext:value-type="float">
            <text:p>0.020269147791512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66055346667193" calcext:value-type="float">
            <text:p>-0.016605534666719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95678188249147" calcext:value-type="float">
            <text:p>0.02956781882491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25136955477116" calcext:value-type="float">
            <text:p>-0.01251369554771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89999774402025" calcext:value-type="float">
            <text:p>0.0289999774402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47782426607039" calcext:value-type="float">
            <text:p>-0.01477824266070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86877410983183" calcext:value-type="float">
            <text:p>0.028687741098318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57124072651564" calcext:value-type="float">
            <text:p>-0.01571240726515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93070014427426" calcext:value-type="float">
            <text:p>0.0293070014427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3231176645283" calcext:value-type="float">
            <text:p>-0.01732311766452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00698338299599" calcext:value-type="float">
            <text:p>0.030069833829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9170544498438" calcext:value-type="float">
            <text:p>-0.01917054449843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08035138966864" calcext:value-type="float">
            <text:p>0.03080351389668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12680705682411" calcext:value-type="float">
            <text:p>-0.02126807056824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16217966442161" calcext:value-type="float">
            <text:p>0.03162179664421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35818107781608" calcext:value-type="float">
            <text:p>-0.02358181077816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25211706275074" calcext:value-type="float">
            <text:p>0.03252117062750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60918053332108" calcext:value-type="float">
            <text:p>-0.02609180533321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36094424946103" calcext:value-type="float">
            <text:p>0.0336094424946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286478308193213" calcext:value-type="float">
            <text:p>-0.02864783081932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46988313274431" calcext:value-type="float">
            <text:p>0.03469883132744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2433202911461" calcext:value-type="float">
            <text:p>-0.031243320291146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51366193896106" calcext:value-type="float">
            <text:p>0.03513661938961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633294014247" calcext:value-type="float">
            <text:p>-0.03336332940142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69846167850406" calcext:value-type="float">
            <text:p>0.03698461678504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7017787507806" calcext:value-type="float">
            <text:p>-0.032701778750781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84153057918029" calcext:value-type="float">
            <text:p>0.038415305791803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23930598623582" calcext:value-type="float">
            <text:p>-0.03239305986235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97026788466539" calcext:value-type="float">
            <text:p>0.03970267884665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5116203537637" calcext:value-type="float">
            <text:p>-0.03151162035376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23919002347949" calcext:value-type="float">
            <text:p>0.04239190023479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19837339366232" calcext:value-type="float">
            <text:p>-0.03198373393662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53964946502353" calcext:value-type="float">
            <text:p>0.0453964946502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33927232047442" calcext:value-type="float">
            <text:p>-0.033392723204744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483881858551837" calcext:value-type="float">
            <text:p>0.048388185855184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3503267415135" calcext:value-type="float">
            <text:p>-0.0350326741513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330971467613751" calcext:value-type="float">
            <text:p>0.03309714676137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-0.0171201960410801" calcext:value-type="float">
            <text:p>-0.01712019604108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169319005969599" calcext:value-type="float">
            <text:p>0.01693190059696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130349343516492" calcext:value-type="float">
            <text:p>0.001303493435165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06960815113913" calcext:value-type="float">
            <text:p>0.020696081511391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581738716520305" calcext:value-type="float">
            <text:p>0.005817387165203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40154633509769" calcext:value-type="float">
            <text:p>0.024015463350977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0982415786071967" calcext:value-type="float">
            <text:p>0.00982415786072</text:p>
          </table:table-cell>
        </table:table-row>
        <table:table-row table:style-name="ro1">
          <table:table-cell office:value-type="string" calcext:value-type="string">
            <text:p>ROLL:</text:p>
          </table:table-cell>
          <table:table-cell office:value-type="float" office:value="0.0273727378066352" calcext:value-type="float">
            <text:p>0.027372737806635</text:p>
          </table:table-cell>
          <table:table-cell table:number-columns-repeated="2"/>
          <table:table-cell office:value-type="string" calcext:value-type="string">
            <text:p>PITCH:</text:p>
          </table:table-cell>
          <table:table-cell office:value-type="float" office:value="0.012424224305221" calcext:value-type="float">
            <text:p>0.012424224305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26T14:27:14.574122867</meta:creation-date>
    <dc:date>2024-10-26T14:29:15.742319473</dc:date>
    <meta:editing-duration>PT2M1S</meta:editing-duration>
    <meta:editing-cycles>1</meta:editing-cycles>
    <meta:document-statistic meta:table-count="1" meta:cell-count="1072" meta:object-count="0"/>
    <meta:generator>LibreOffice/6.0.7.3$Linux_X86_64 LibreOffice_project/00m0$Build-3</meta:generator>
  </office:meta>
</office:document-meta>
</file>